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0cm"/>
    </style:style>
    <style:style style:name="gr3" style:family="graphic" style:parent-style-name="standard">
      <style:graphic-properties draw:stroke="solid"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.05cm" draw:marker-start-width="0.275cm" draw:marker-end="Arrow" draw:marker-end-width="0.42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="Arrow" draw:marker-start-width="0.425cm" draw:marker-end="" draw:marker-end-width="0.42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02cm"/>
    </style:style>
    <style:style style:name="P1" style:family="paragraph">
      <style:paragraph-properties fo:text-align="center"/>
    </style:style>
    <style:style style:name="P2" style:family="paragraph">
      <style:text-properties fo:font-size="34pt" fo:font-weight="bold" style:font-size-asian="34pt" style:font-weight-asian="bold" style:font-size-complex="34pt" style:font-weight-complex="bold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size="30pt" fo:font-weight="bold" style:font-size-asian="30pt" style:font-weight-asian="bold" style:font-size-complex="30pt" style:font-weight-complex="bold"/>
    </style:style>
    <style:style style:name="T1" style:family="text">
      <style:text-properties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cm" svg:y1="4cm" svg:x2="5cm" svg:y2="16cm">
          <text:p/>
        </draw:line>
        <draw:line draw:style-name="gr1" draw:text-style-name="P1" draw:layer="layout" svg:x1="2.325cm" svg:y1="10cm" svg:x2="4.992cm" svg:y2="10cm">
          <text:p/>
        </draw:line>
        <draw:line draw:style-name="gr1" draw:text-style-name="P1" draw:layer="layout" svg:x1="19cm" svg:y1="9.999cm" svg:x2="21.667cm" svg:y2="9.999cm">
          <text:p/>
        </draw:line>
        <draw:frame draw:style-name="gr2" draw:text-style-name="P2" draw:layer="layout" svg:width="0.9cm" svg:height="1.716cm" svg:x="3.948cm" svg:y="8.312cm">
          <draw:text-box>
            <text:p><text:span text:style-name="T1">-</text:span></text:p>
          </draw:text-box>
        </draw:frame>
        <draw:frame draw:style-name="gr2" draw:text-style-name="P2" draw:layer="layout" svg:width="1.201cm" svg:height="1.716cm" svg:x="18.948cm" svg:y="8.312cm">
          <draw:text-box>
            <text:p><text:span text:style-name="T1">+</text:span></text:p>
          </draw:text-box>
        </draw:frame>
        <draw:custom-shape draw:style-name="gr3" draw:text-style-name="P1" draw:layer="layout" svg:width="6.35cm" svg:height="6.35cm" svg:x="8.825cm" svg:y="6.825cm">
          <text:p/>
          <draw:enhanced-geometry svg:viewBox="0 0 21600 21600" draw:glue-points="10800 0 3163 3163 0 10800 3163 18437 10800 21600 18437 18437 21600 10800 18437 3163" draw:text-areas="3163 3163 18437 18437" draw:type="ring" draw:modifiers="2482.7586206896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1" draw:text-style-name="P1" draw:layer="layout" svg:x1="18.999cm" svg:y1="3.999cm" svg:x2="18.999cm" svg:y2="15.999cm">
          <text:p/>
        </draw:line>
        <draw:g>
          <draw:path draw:style-name="gr4" draw:text-style-name="P1" draw:layer="layout" svg:width="5.804cm" svg:height="1.45cm" draw:transform="skewX (0.0541052068118242) rotate (-0.282045207122284) translate (5.04802272254655cm 4.36256111303475cm)" svg:viewBox="0 0 5805 1451" svg:d="m0 145c2804-691 5805 1306 5805 1306">
            <text:p/>
          </draw:path>
          <draw:path draw:style-name="gr4" draw:text-style-name="P1" draw:layer="layout" svg:width="4.422cm" svg:height="0.312cm" draw:transform="skewX (0.0541052068118243) rotate (-0.282045207122284) translate (5.11072050154007cm 6.71174242333243cm)" svg:viewBox="0 0 4423 313" svg:d="m0 305c2804-691 4423 8 4423 8">
            <text:p/>
          </draw:path>
          <draw:path draw:style-name="gr4" draw:text-style-name="P1" draw:layer="layout" svg:width="3.82cm" svg:height="2.264cm" draw:transform="skewX (0.0541052068118242) rotate (-0.282045207122284) translate (5.71222626775041cm 10.8586098416621cm)" svg:viewBox="0 0 3821 2265" svg:d="m0 2265c2804-691 3821-2265 3821-2265">
            <text:p/>
          </draw:path>
          <draw:path draw:style-name="gr4" draw:text-style-name="P1" draw:layer="layout" svg:width="3.895cm" svg:height="4.242cm" draw:transform="skewX (0.0541052068118242) rotate (-0.282045207122284) translate (6.4006375894891cm 11.5645758238447cm)" svg:viewBox="0 0 3896 4243" svg:d="m0 4243c2804-691 3896-4243 3896-4243">
            <text:p/>
          </draw:path>
          <draw:line draw:style-name="gr4" draw:text-style-name="P1" draw:layer="layout" svg:x1="4.937cm" svg:y1="9.99cm" svg:x2="8.825cm" svg:y2="9.99cm">
            <text:p/>
          </draw:line>
        </draw:g>
        <draw:g>
          <draw:path draw:style-name="gr5" draw:text-style-name="P1" draw:layer="layout" svg:width="5.628cm" svg:height="1.446cm" draw:transform="skewX (-0.0343829862642883) rotate (0.291120919232654) translate (13.4910263010486cm 5.95326252377751cm)" svg:viewBox="0 0 5629 1447" svg:d="m5629 145c-2719-689-5629 1302-5629 1302">
            <text:p/>
          </draw:path>
          <draw:path draw:style-name="gr5" draw:text-style-name="P1" draw:layer="layout" svg:width="4.289cm" svg:height="0.312cm" draw:transform="skewX (-0.0340339204138894) rotate (0.290946386307455) translate (14.7140321442489cm 7.91736656481532cm)" svg:viewBox="0 0 4290 313" svg:d="m4290 304c-2720-689-4290 9-4290 9">
            <text:p/>
          </draw:path>
          <draw:path draw:style-name="gr5" draw:text-style-name="P1" draw:layer="layout" svg:width="3.706cm" svg:height="2.258cm" draw:transform="skewX (-0.0342084533390889) rotate (0.291120919232654) translate (14.6911219512195cm 11.897cm)" svg:viewBox="0 0 3707 2259" svg:d="m3707 2259c-2719-689-3707-2259-3707-2259">
            <text:p/>
          </draw:path>
          <draw:path draw:style-name="gr5" draw:text-style-name="P1" draw:layer="layout" svg:width="3.778cm" svg:height="4.231cm" draw:transform="skewX (-0.0349065850398866) rotate (0.291120919232654) translate (13.954967351642cm 12.624cm)" svg:viewBox="0 0 3779 4232" svg:d="m3779 4232c-2719-689-3779-4232-3779-4232">
            <text:p/>
          </draw:path>
          <draw:line draw:style-name="gr5" draw:text-style-name="P1" draw:layer="layout" svg:x1="18.991cm" svg:y1="9.965cm" svg:x2="15.23cm" svg:y2="9.965cm">
            <text:p/>
          </draw:line>
        </draw:g>
        <draw:g>
          <draw:frame draw:style-name="gr6" draw:text-style-name="P4" draw:layer="layout" svg:width="0.889cm" svg:height="1.432cm" svg:x="13.126cm" svg:y="6.931cm">
            <draw:text-box>
              <text:p text:style-name="P3"><text:span text:style-name="T2">-</text:span></text:p>
            </draw:text-box>
          </draw:frame>
          <draw:frame draw:style-name="gr6" draw:text-style-name="P4" draw:layer="layout" svg:width="0.889cm" svg:height="1.432cm" svg:x="13.959cm" svg:y="7.631cm">
            <draw:text-box>
              <text:p text:style-name="P3"><text:span text:style-name="T2">-</text:span></text:p>
            </draw:text-box>
          </draw:frame>
          <draw:frame draw:style-name="gr6" draw:text-style-name="P4" draw:layer="layout" svg:width="0.889cm" svg:height="1.432cm" svg:x="14.335cm" svg:y="8.631cm">
            <draw:text-box>
              <text:p text:style-name="P3"><text:span text:style-name="T2">-</text:span></text:p>
            </draw:text-box>
          </draw:frame>
          <draw:frame draw:style-name="gr7" draw:text-style-name="P4" draw:layer="layout" svg:width="0.889cm" svg:height="1.432cm" svg:x="13.932cm" svg:y="10.76cm">
            <draw:text-box>
              <text:p text:style-name="P3"><text:span text:style-name="T2">-</text:span></text:p>
            </draw:text-box>
          </draw:frame>
          <draw:frame draw:style-name="gr7" draw:text-style-name="P4" draw:layer="layout" svg:width="0.888cm" svg:height="1.432cm" svg:x="13.207cm" svg:y="11.493cm">
            <draw:text-box>
              <text:p text:style-name="P3"><text:span text:style-name="T2">-</text:span></text:p>
            </draw:text-box>
          </draw:frame>
          <draw:frame draw:style-name="gr6" draw:text-style-name="P4" draw:layer="layout" svg:width="0.889cm" svg:height="1.432cm" svg:x="13.125cm" svg:y="6.931cm">
            <draw:text-box>
              <text:p text:style-name="P3"><text:span text:style-name="T2">-</text:span></text:p>
            </draw:text-box>
          </draw:frame>
          <draw:frame draw:style-name="gr7" draw:text-style-name="P4" draw:layer="layout" svg:width="0.888cm" svg:height="1.432cm" svg:x="14.295cm" svg:y="9.812cm">
            <draw:text-box>
              <text:p text:style-name="P3"><text:span text:style-name="T2">-</text:span></text:p>
            </draw:text-box>
          </draw:frame>
        </draw:g>
        <draw:frame draw:style-name="gr6" draw:text-style-name="P4" draw:layer="layout" svg:width="1.263cm" svg:height="1.432cm" svg:x="9.832cm" svg:y="6.942cm">
          <draw:text-box>
            <text:p text:style-name="P3"><text:span text:style-name="T2">+</text:span></text:p>
          </draw:text-box>
        </draw:frame>
        <draw:frame draw:style-name="gr6" draw:text-style-name="P4" draw:layer="layout" svg:width="1.263cm" svg:height="1.432cm" svg:x="9.133cm" svg:y="7.642cm">
          <draw:text-box>
            <text:p text:style-name="P3"><text:span text:style-name="T2">+</text:span></text:p>
          </draw:text-box>
        </draw:frame>
        <draw:frame draw:style-name="gr6" draw:text-style-name="P4" draw:layer="layout" svg:width="1.263cm" svg:height="1.432cm" svg:x="8.734cm" svg:y="8.542cm">
          <draw:text-box>
            <text:p text:style-name="P3"><text:span text:style-name="T2">+</text:span></text:p>
          </draw:text-box>
        </draw:frame>
        <draw:frame draw:style-name="gr6" draw:text-style-name="P4" draw:layer="layout" svg:width="1.263cm" svg:height="1.432cm" svg:x="8.735cm" svg:y="9.842cm">
          <draw:text-box>
            <text:p text:style-name="P3"><text:span text:style-name="T2">+</text:span></text:p>
          </draw:text-box>
        </draw:frame>
        <draw:frame draw:style-name="gr6" draw:text-style-name="P4" draw:layer="layout" svg:width="1.263cm" svg:height="1.432cm" svg:x="9.136cm" svg:y="10.942cm">
          <draw:text-box>
            <text:p text:style-name="P3"><text:span text:style-name="T2">+</text:span></text:p>
          </draw:text-box>
        </draw:frame>
        <draw:frame draw:style-name="gr6" draw:text-style-name="P4" draw:layer="layout" svg:width="1.263cm" svg:height="1.432cm" svg:x="9.836cm" svg:y="11.542cm">
          <draw:text-box>
            <text:p text:style-name="P3"><text:span text:style-name="T2">+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ll </meta:initial-creator>
    <meta:creation-date>2016-01-29T17:12:00</meta:creation-date>
    <dc:date>2016-01-29T17:32:32</dc:date>
    <dc:creator>Till </dc:creator>
    <meta:editing-duration>PT19M43S</meta:editing-duration>
    <meta:editing-cycles>13</meta:editing-cycles>
    <meta:generator>LibreOffice/3.5$Linux_X86_64 LibreOffice_project/350m1$Build-2</meta:generator>
    <meta:document-statistic meta:object-count="33"/>
  </office:meta>
</office:document-meta>
</file>